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trig</mi>
            <mi mathvariant="italic">substitutions</mi>
          </mrow>
        </mtd>
      </mtr>
      <mtr>
        <mtd>
          <mrow>
            <mi mathvariant="italic">cal</mi>
            <mi/>
            <mrow>
              <mi mathvariant="italic">res</mi>
              <mo stretchy="false">=</mo>
              <mrow>
                <mo stretchy="false">∫</mo>
                <mi>cos</mi>
              </mrow>
            </mrow>
            <mi>x</mi>
            <msup>
              <mi>sin</mi>
              <mn>5</mn>
            </msup>
            <mi>x</mi>
            <mi mathvariant="italic">dx</mi>
          </mrow>
        </mtd>
      </mtr>
      <mtr>
        <mtd>
          <mrow/>
        </mtd>
      </mtr>
      <mtr>
        <mtd>
          <mrow>
            <mi mathvariant="italic">substitute</mi>
            <mi mathvariant="italic">tto</mi>
            <mi/>
            <mrow>
              <mi>u</mi>
              <mo stretchy="false">=</mo>
              <mi>sin</mi>
            </mrow>
            <mi>x</mi>
            <mi/>
            <mrow>
              <mi mathvariant="italic">du</mi>
              <mo stretchy="false">=</mo>
              <mi>cos</mi>
            </mrow>
            <mi>x</mi>
          </mrow>
        </mtd>
      </mtr>
      <mtr>
        <mtd>
          <mrow/>
        </mtd>
      </mtr>
      <mtr>
        <mtd>
          <mrow>
            <mrow>
              <mi mathvariant="italic">res</mi>
              <mo stretchy="false">=</mo>
              <mrow>
                <mo stretchy="false">∫</mo>
                <mi mathvariant="italic">du</mi>
              </mrow>
            </mrow>
            <mrow>
              <msup>
                <mi>u</mi>
                <mn>5</mn>
              </msup>
              <mo stretchy="false">=</mo>
              <mrow>
                <mo stretchy="false">∫</mo>
                <msup>
                  <mi>u</mi>
                  <mn>5</mn>
                </msup>
              </mrow>
            </mrow>
            <mi mathvariant="italic">du</mi>
          </mrow>
        </mtd>
      </mtr>
      <mtr>
        <mtd>
          <mrow>
            <mrow>
              <mi mathvariant="italic">res</mi>
              <mo stretchy="false">=</mo>
              <mfrac>
                <mn>1</mn>
                <mn>6</mn>
              </mfrac>
            </mrow>
            <mrow>
              <msup>
                <mi>u</mi>
                <mn>6</mn>
              </msup>
              <mo stretchy="false">+</mo>
              <msup>
                <mi>c</mi>
                <mi mathvariant="italic">st</mi>
              </msup>
            </mrow>
            <mi/>
            <mi mathvariant="italic">with</mi>
            <mrow>
              <mi>u</mi>
              <mo stretchy="false">=</mo>
              <mi>sin</mi>
            </mrow>
            <mi>x</mi>
          </mrow>
        </mtd>
      </mtr>
      <mtr>
        <mtd>
          <mrow>
            <mrow>
              <mi mathvariant="italic">res</mi>
              <mo stretchy="false">=</mo>
              <mfrac>
                <mn>1</mn>
                <mn>6</mn>
              </mfrac>
            </mrow>
            <msup>
              <mi>sin</mi>
              <mn>6</mn>
            </msup>
            <mrow>
              <mi>x</mi>
              <mo stretchy="false">+</mo>
              <msup>
                <mi>c</mi>
                <mi mathvariant="italic">st</mi>
              </msup>
            </mrow>
          </mrow>
        </mtd>
      </mtr>
    </mtable>
    <annotation encoding="StarMath 5.0">trig substitutions newline
cal ~res = int cos x sin sup 5 x dx newline
newline
substitute tto ~~ u = sin x ~~ du = cos x newline 
newline
res = int du u sup 5  = int u sup 5 du newline
res = 1 over 6 u sup 6 + c sup st ~~with u = sin x newline
res = 1 over 6 sin sup 6 x + c sup s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2:38:40</meta:creation-date>
    <meta:generator>LibreOffice/3.5$Linux_x86 LibreOffice_project/350m1$Build-2</meta:generator>
  </office:meta>
</office:document-meta>
</file>